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/>
    </style:style>
    <style:style style:name="P2" style:family="paragraph" style:parent-style-name="Standard">
      <style:text-properties fo:font-style="italic" officeooo:rsid="00184d6c" officeooo:paragraph-rsid="00184d6c" style:font-style-asian="italic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language="none" fo:country="none" fo:font-style="italic" fo:font-weight="bold" style:language-asian="none" style:country-asian="none" style:font-style-asian="italic" style:font-weight-asian="bold"/>
    </style:style>
    <style:style style:name="P5" style:family="paragraph" style:parent-style-name="Standard">
      <style:text-properties fo:language="none" fo:country="none" fo:font-weight="bold" style:language-asian="none" style:country-asian="none" style:font-weight-asian="bold"/>
    </style:style>
    <style:style style:name="P6" style:family="paragraph" style:parent-style-name="Standard">
      <style:paragraph-properties fo:margin-left="6.35cm" fo:margin-right="0cm" fo:text-indent="0cm" style:auto-text-indent="false"/>
    </style:style>
    <style:style style:name="P7" style:family="paragraph" style:parent-style-name="Standard">
      <style:paragraph-properties fo:margin-left="6.35cm" fo:margin-right="0cm" fo:text-indent="0cm" style:auto-text-indent="false"/>
      <style:text-properties fo:font-style="italic" style:font-style-asian="italic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b881e"/>
    </style:style>
    <style:style style:name="P10" style:family="paragraph" style:parent-style-name="Heading_20_1" style:master-page-name="Standard">
      <style:paragraph-properties style:page-number="auto"/>
      <style:text-properties fo:font-style="italic" fo:font-weight="normal" officeooo:rsid="00184d6c" style:font-style-asian="italic" style:font-weight-asian="normal"/>
    </style:style>
    <style:style style:name="P11" style:family="paragraph" style:parent-style-name="Heading_20_2">
      <style:text-properties officeooo:rsid="00184d6c" officeooo:paragraph-rsid="00184d6c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184d6c" style:font-style-asian="italic"/>
    </style:style>
    <style:style style:name="T4" style:family="text">
      <style:text-properties officeooo:rsid="00184d6c"/>
    </style:style>
    <style:style style:name="T5" style:family="text">
      <style:text-properties fo:language="hu" fo:country="HU" fo:font-weight="bold" officeooo:rsid="0018ed93" style:font-weight-asian="bold"/>
    </style:style>
    <style:style style:name="T6" style:family="text">
      <style:text-properties fo:language="hu" fo:country="HU" fo:font-style="italic" fo:font-weight="normal" officeooo:rsid="001b881e" style:font-style-asian="italic" style:font-weight-asian="normal" style:font-weight-complex="normal"/>
    </style:style>
    <style:style style:name="T7" style:family="text">
      <style:text-properties fo:language="hu" fo:country="HU" fo:font-style="italic" fo:font-weight="normal" officeooo:rsid="001bd919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gr1" style:family="graphic">
      <style:graphic-properties draw:stroke="solid" draw:stroke-dash="Ultrafine_20_Dashed" svg:stroke-width="0.051cm" svg:stroke-color="#000000" draw:marker-start-width="0.31cm" draw:marker-end-width="0.31cm" draw:stroke-linejoin="miter" svg:stroke-linecap="square" draw:fill="none" draw:fill-color="#ffffff" draw:textarea-horizontal-align="left" draw:textarea-vertical-align="top" draw:auto-grow-height="false" fo:padding-top="0.215cm" fo:padding-bottom="0.215cm" fo:padding-left="0.427cm" fo:padding-right="0.427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Bio Balance Detector</text:h>
      <text:p text:style-name="P1"/>
      <text:h text:style-name="P11" text:outline-level="2">Andras Fuchs</text:h>
      <text:p text:style-name="P2">Kecskemet, Hungary</text:p>
      <text:p text:style-name="P3">Phone: <text:s text:c="3"/><text:span text:style-name="T4">+36 70 453-9624</text:span> <text:s text:c="26"/><text:tab/></text:p>
      <text:p text:style-name="P3">Email:<text:tab/><text:span text:style-name="T4">andras.fuchs@gmail.com</text:span><text:tab/>Web Address: <text:span text:style-name="T4">http://</text:span><text:span text:style-name="T3">www.biobalancedetector.com</text:span></text:p>
      <text:p text:style-name="P4"><draw:line text:anchor-type="char" draw:z-index="0" draw:style-name="gr1" draw:text-style-name="P12" svg:x1="0cm" svg:y1="0.258cm" svg:x2="16.51cm" svg:y2="0.258cm"><text:p/></draw:line></text:p>
      <text:p text:style-name="P5"/>
      <text:p text:style-name="P9"><text:span text:style-name="T5">Kihívás</text:span><text:span text:style-name="T1">:</text:span><text:span text:style-name="T8"> </text:span><text:span text:style-name="T6">Jelenleg az orvosi diagnosztizálás a technikai lehetőségekhez képest ritka. Ha képesek lennénk saját magunk teljes felmérésére akár naponta, rengeteg betegséget már a kialakulásának legkorábbi szakaszában felfedezhetnénk, és megelőzhetnénk azokat. A rákos megbetegedések csak 5%-a genetikus, az össze többi ezzel a módszerrel és a hozzá tartozó életmódváltással megelőzhető lenne. Ez 9 millió emberélet évente!</text:span></text:p>
      <text:p text:style-name="Horizontal_20_Line"/>
      <text:p text:style-name="P8"><text:span text:style-name="T5">Megoldás</text:span><text:span text:style-name="T1">: </text:span><text:span text:style-name="T7">Az emberi test minden egyes szerve folyamatosan kommunikál a környezetével. Ezeknek a kommunikációknak egy része a technológia fejlődésének köszönhetően detektálható, megjeleníthető, feldolgozható. Minden szervünkről egy non-invazív módszerrel meg tudjuk állapítani, hogy „hogyan érzi magát”, mennyire tudja a feladatait ellátni. Az eszközünk képes lesz a szervek lenyomatát érzékelni, azt megjeleníteni, majd a megfelelő szakembernek továbbítani diagnosztizálás céljából.</text:span></text:p>
      <text:p text:style-name="Horizontal_20_Line"/>
      <text:p text:style-name="P8"><text:span text:style-name="T5">Célközönség</text:span>: <text:span text:style-name="T2">List senior management and prior experience</text:span></text:p>
      <text:p text:style-name="Horizontal_20_Line"/>
      <text:p text:style-name="P6"/>
      <text:p text:style-name="P8"><text:span text:style-name="T5">Technológia</text:span><text:span text:style-name="T1">: </text:span><text:span text:style-name="T2">Convey to the investor that the company and product truly fill an unmet need in the marketplace. <text:s/>The characteristics that set the product and company apart from the competition need to be identified (competitive advantage).</text:span></text:p>
      <text:p text:style-name="Horizontal_20_Line"/>
      <text:p text:style-name="P8"><text:span text:style-name="T5">Csapat</text:span><text:span text:style-name="T1">: </text:span><text:span text:style-name="T2">In this section, highlight whatever aspects of your product that may be protected by current IP or patent law. <text:s/>Provide evidence of how your offerings are different and will be able to develop a barrier to entry for potential competitors.</text:span></text:p>
      <text:p text:style-name="Horizontal_20_Line"/>
      <text:p text:style-name="P8"><text:span text:style-name="T5">Piac</text:span><text:span text:style-name="T1">: </text:span><text:span text:style-name="T2">Provide a clear description of your target market, and any market segments that may exist within that market. <text:s/>Include potential market size and growth rate. Also, mention your revenue model in this section.</text:span></text:p>
      <text:p text:style-name="P7"/>
      <text:p text:style-name="Horizontal_20_Line"/>
      <text:p text:style-name="Standard"><text:span text:style-name="T5">Értékesítési csatornák</text:span><text:span text:style-name="T1">: </text:span><text:span text:style-name="T2">Indicate which channels will be used to deliver your products/service to your target markets (i.e. <text:s/>direct salesforce,VARs, channel partners, etc…).</text:span></text:p>
      <text:p text:style-name="Horizontal_20_Line"/>
      <text:p text:style-name="Standard"><text:span text:style-name="T5">Konkurencia</text:span><text:span text:style-name="T1">: </text:span><text:span text:style-name="T2">List any current or potential direct and indirect competition. <text:s/>Briefly describe the competitive outlook and dynamics of the relevant market in which you will operate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hu" fo:country="HU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zzmpTrailerItem" style:family="text" style:parent-style-name="Default_20_Paragraph_20_Fon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pt" fo:letter-spacing="normal" fo:language="none" fo:country="none" style:text-underline-style="non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24cm" fo:margin-bottom="1.27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pany Name</dc:title>
    <meta:initial-creator>GRANTCN</meta:initial-creator>
    <meta:creation-date>2009-06-24T17:09:00</meta:creation-date>
    <dc:date>2018-03-27T20:14:21.461000000</dc:date>
    <meta:print-date>2000-11-09T13:55:00</meta:print-date>
    <meta:editing-cycles>6</meta:editing-cycles>
    <meta:editing-duration>PT22M37S</meta:editing-duration>
    <meta:generator>LibreOffice/5.4.5.1$Windows_X86_64 LibreOffice_project/79c9829dd5d8054ec39a82dc51cd9eff340dbee8</meta:generator>
    <meta:document-statistic meta:table-count="0" meta:image-count="0" meta:object-count="0" meta:page-count="1" meta:paragraph-count="13" meta:word-count="293" meta:character-count="2184" meta:non-whitespace-character-count="1868"/>
    <meta:user-defined meta:name="85TrailerDate">85TrailerDate</meta:user-defined>
    <meta:user-defined meta:name="85TrailerDateField">85TrailerDateField</meta:user-defined>
    <meta:user-defined meta:name="85TrailerDraft">85TrailerDraft</meta:user-defined>
    <meta:user-defined meta:name="85TrailerTime">85TrailerTime</meta:user-defined>
    <meta:user-defined meta:name="85TrailerType" meta:value-type="string">85TrailerType</meta:user-defined>
    <meta:user-defined meta:name="MPDocID" meta:value-type="string">MPDocID</meta:user-defined>
    <meta:user-defined meta:name="MPDocIDTemplateDefault" meta:value-type="string">MPDocIDTemplateDefault</meta:user-defined>
    <meta:user-defined meta:name="NewDocStampType" meta:value-type="string">NewDocStampType</meta:user-defined>
    <meta:user-defined meta:name="zzmpFixedDOC_ID" meta:value-type="string">zzmpFixedDOC_ID</meta:user-defined>
  </office:meta>
</office:document-meta>
</file>